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FiraCode Nerd Font" svg:font-family="'FiraCode Nerd Font'" style:font-pitch="variable"/>
    <style:font-face style:name="FiraCode Nerd Font Ret" svg:font-family="'FiraCode Nerd Font Ret'" style:font-pitch="fixed"/>
    <style:font-face style:name="FiraCode Nerd Font1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0.746cm" fo:min-width="4.5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-color="#dddddd" draw:opacity="100%" draw:textarea-horizontal-align="justify" draw:textarea-vertical-align="middle" draw:auto-grow-height="false" fo:min-height="0.446cm" fo:min-width="4.5cm" loext:decorative="false"/>
      <style:paragraph-properties style:writing-mode="lr-tb"/>
    </style:style>
    <style:style style:name="gr5" style:family="graphic" style:parent-style-name="standard">
      <style:graphic-properties draw:stroke="none" draw:fill-color="#666666" draw:textarea-horizontal-align="justify" draw:textarea-vertical-align="top" draw:auto-grow-height="false" fo:min-height="1.35cm" fo:min-width="4.5cm" loext:decorative="false"/>
      <style:paragraph-properties style:writing-mode="lr-tb"/>
    </style:style>
    <style:style style:name="gr6" style:family="graphic" style:parent-style-name="standard">
      <style:graphic-properties draw:stroke="none" draw:fill-color="#666666" draw:textarea-horizontal-align="justify" draw:textarea-vertical-align="top" draw:auto-grow-height="false" fo:min-height="1.25cm" fo:min-width="4.5cm" loext:decorative="false"/>
      <style:paragraph-properties style:writing-mode="lr-tb"/>
    </style:style>
    <style:style style:name="gr7" style:family="graphic" style:parent-style-name="standard">
      <style:graphic-properties draw:stroke="none" draw:fill-color="#666666" draw:textarea-horizontal-align="justify" draw:textarea-vertical-align="top" draw:auto-grow-height="false" fo:min-height="0.65cm" fo:min-width="4.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dddddd" draw:opacity="100%" draw:textarea-horizontal-align="justify" draw:textarea-vertical-align="middle" draw:auto-grow-height="false" fo:min-height="0.446cm" fo:min-width="4.5cm" loext:decorative="false"/>
      <style:paragraph-properties style:writing-mode="lr-tb"/>
    </style:style>
    <style:style style:name="gr9" style:family="graphic" style:parent-style-name="standard">
      <style:graphic-properties draw:stroke="none" draw:fill-color="#666666" draw:textarea-horizontal-align="justify" draw:textarea-vertical-align="top" draw:auto-grow-height="false" fo:min-height="1.48cm" fo:min-width="4.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dddddd" draw:opacity="100%" draw:textarea-horizontal-align="justify" draw:textarea-vertical-align="middle" draw:auto-grow-height="false" fo:min-height="0.446cm" fo:min-width="4.5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dddddd" draw:opacity="100%" draw:textarea-horizontal-align="justify" draw:textarea-vertical-align="middle" draw:auto-grow-height="false" fo:min-height="0.446cm" fo:min-width="4.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Trebuchet MS" fo:font-size="12pt"/>
    </style:style>
    <style:style style:name="P3" style:family="paragraph">
      <loext:graphic-properties draw:fill-color="#dddddd" draw:opacity="100%"/>
      <style:paragraph-properties fo:text-align="center"/>
      <style:text-properties style:font-name="Trebuchet MS" fo:font-size="12pt"/>
    </style:style>
    <style:style style:name="P4" style:family="paragraph">
      <style:paragraph-properties fo:text-align="start"/>
      <style:text-properties fo:color="#ffffff" loext:opacity="100%" style:font-name="FiraCode Nerd Font1" fo:font-size="8pt" style:font-size-asian="8pt" style:font-size-complex="8pt"/>
    </style:style>
    <style:style style:name="P5" style:family="paragraph">
      <loext:graphic-properties draw:fill-color="#666666"/>
      <style:paragraph-properties fo:text-align="start"/>
      <style:text-properties fo:color="#ffffff" loext:opacity="100%" style:font-name="FiraCode Nerd Font1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Trebuchet MS" fo:font-size="12pt"/>
    </style:style>
    <style:style style:name="P7" style:family="paragraph">
      <loext:graphic-properties draw:fill-color="#dddddd" draw:opacity="100%"/>
      <style:paragraph-properties fo:margin-left="0cm" fo:margin-right="0cm" fo:margin-top="0cm" fo:margin-bottom="0cm" fo:line-height="100%" fo:text-align="center" fo:text-indent="0cm"/>
      <style:text-properties style:font-name="Trebuchet MS"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FiraCode Nerd Font1" fo:font-size="8pt" style:font-size-asian="8pt" style:font-size-complex="8pt"/>
    </style:style>
    <style:style style:name="T1" style:family="text">
      <style:text-properties fo:color="#ffffff" loext:opacity="100%" style:font-name="FiraCode Nerd Font1" fo:font-size="8pt" style:font-size-asian="8pt" style:font-size-complex="8pt"/>
    </style:style>
    <style:style style:name="T2" style:family="text">
      <style:text-properties style:font-name="Trebuchet MS" fo:font-size="12pt"/>
    </style:style>
    <style:style style:name="T3" style:family="text">
      <style:text-properties style:font-name="FiraCode Nerd Font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pécifications techniqu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3" xml:id="id3" draw:id="id3" draw:layer="layout" svg:width="5cm" svg:height="0.996cm" svg:x="8.2cm" svg:y="1.004cm">
          <text:p text:style-name="P2">Connexion avec e-mail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 xml:id="id6" draw:id="id6">
          <draw:custom-shape draw:style-name="gr4" draw:text-style-name="P3" draw:layer="layout" svg:width="5cm" svg:height="0.696cm" svg:x="8.2cm" svg:y="2.304cm">
            <text:p text:style-name="P2">Dashboa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cm" svg:height="1.6cm" svg:x="8.2cm" svg:y="3cm">
            <text:p text:style-name="P4"><text:span text:style-name="T1">Créer un menu</text:span></text:p>
            <text:p text:style-name="P4"><text:span text:style-name="T1">Diffuser un menu</text:span></text:p>
            <text:p text:style-name="P4"><text:span text:style-name="T1">Imprimer un men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5" draw:id="id5">
          <draw:custom-shape draw:style-name="gr4" draw:text-style-name="P3" draw:layer="layout" svg:width="5cm" svg:height="0.696cm" svg:x="8.2cm" svg:y="5.3cm">
            <text:p text:style-name="P2">Créer un men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5cm" svg:height="1.5cm" svg:x="8.2cm" svg:y="5.996cm">
            <text:p text:style-name="P4"><text:span text:style-name="T1">Ajoutez vos plats</text:span></text:p>
            <text:p text:style-name="P4"><text:span text:style-name="T1">Personnaliser votre menu</text:span></text:p>
            <text:p text:style-name="P4"><text:span text:style-name="T1">Exportez &amp; Diffuse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1" draw:id="id1">
          <draw:custom-shape draw:style-name="gr7" draw:text-style-name="P5" draw:layer="layout" svg:width="5cm" svg:height="0.9cm" svg:x="14.8cm" svg:y="6.008cm">
            <text:p text:style-name="P4"><text:span text:style-name="T1">categoryName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5cm" svg:height="0.696cm" svg:x="14.8cm" svg:y="5.308cm">
            <text:p text:style-name="P6"><text:span text:style-name="T2">Catégori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2" draw:id="id2">
          <draw:custom-shape draw:style-name="gr9" draw:text-style-name="P5" draw:layer="layout" svg:width="5cm" svg:height="1.73cm" svg:x="14.802cm" svg:y="8.67cm">
            <text:p text:style-name="P4"><text:span text:style-name="T1">dishImg  <text:s/>: binary img</text:span></text:p>
            <text:p text:style-name="P4"><text:span text:style-name="T1">dishName  : string</text:span></text:p>
            <text:p text:style-name="P4"><text:span text:style-name="T1">dishPrice : string</text:span></text:p>
            <text:p text:style-name="P4"><text:span text:style-name="T1">dishDesc  : string</text:span></text:p>
            <text:p text:style-name="P4"><text:span text:style-name="T1"/></text:p>
            <text:p text:style-name="P4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5cm" svg:height="0.696cm" svg:x="14.802cm" svg:y="8.004cm">
            <text:p text:style-name="P6"><text:span text:style-name="T2">Pl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8" draw:id="id8">
          <draw:custom-shape draw:style-name="gr4" draw:text-style-name="P3" draw:layer="layout" svg:width="5cm" svg:height="0.696cm" svg:x="8.2cm" svg:y="10.804cm">
            <text:p text:style-name="P2">Personnalis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5cm" svg:height="1.5cm" svg:x="8.2cm" svg:y="11.5cm">
            <text:p text:style-name="P4"><text:span text:style-name="T1">font <text:s/>: string</text:span></text:p>
            <text:p text:style-name="P4"><text:span text:style-name="T1">color 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7" draw:id="id7">
          <draw:custom-shape draw:style-name="gr4" draw:text-style-name="P3" draw:layer="layout" svg:width="5cm" svg:height="0.696cm" svg:x="1.8cm" svg:y="5.3cm">
            <text:p text:style-name="P2">Expo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5cm" svg:height="1.5cm" svg:x="1.8cm" svg:y="5.996cm">
            <text:p text:style-name="P4"><text:span text:style-name="T1">PDF</text:span></text:p>
            <text:p text:style-name="P4"><text:span text:style-name="T1">Deliveroo</text:span></text:p>
            <text:p text:style-name="P4"><text:span text:style-name="T1">Insta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8" draw:layer="layout" svg:x1="17.3cm" svg:y1="6.908cm" svg:x2="17.302cm" svg:y2="8.004cm" draw:start-shape="id1" draw:start-glue-point="2" draw:end-shape="id2" draw:end-glue-point="0" svg:d="M17300 6908v548h2v548" svg:viewBox="0 0 3 1097">
          <text:p/>
        </draw:connector>
        <draw:frame draw:style-name="gr12" draw:text-style-name="P9" draw:layer="layout" svg:width="1.197cm" svg:height="0.602cm" svg:x="14.1cm" svg:y="6cm">
          <draw:text-box>
            <text:p><text:span text:style-name="T3"><text:s/></text:span><text:span text:style-name="T3">* <text:s/></text:span></text:p>
          </draw:text-box>
        </draw:frame>
        <draw:frame draw:style-name="gr12" draw:text-style-name="P9" draw:layer="layout" svg:width="1.197cm" svg:height="0.602cm" svg:x="17.083cm" svg:y="7.6cm">
          <draw:text-box>
            <text:p><text:span text:style-name="T3"><text:s/></text:span><text:span text:style-name="T3">* <text:s/></text:span></text:p>
          </draw:text-box>
        </draw:frame>
        <draw:g draw:style-name="gr3" xml:id="id4" draw:id="id4">
          <draw:custom-shape draw:style-name="gr4" draw:text-style-name="P3" draw:layer="layout" svg:width="5cm" svg:height="0.696cm" svg:x="21.9cm" svg:y="0.404cm">
            <text:p text:style-name="P2">Mes menu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5cm" svg:height="1.5cm" svg:x="21.9cm" svg:y="1.1cm">
            <text:p text:style-name="P4"><text:span text:style-name="T1">Ajouter un menu</text:span></text:p>
            <text:p text:style-name="P4"><text:span text:style-name="T1">Supprimer un men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9" draw:id="id9">
          <draw:custom-shape draw:style-name="gr9" draw:text-style-name="P5" draw:layer="layout" svg:width="5cm" svg:height="1.73cm" svg:x="21.9cm" svg:y="5.585cm">
            <text:p text:style-name="P4"><text:span text:style-name="T1">menuImg : binary img</text:span></text:p>
            <text:p text:style-name="P4"><text:span text:style-name="T1">menuDate: string</text:span></text:p>
            <text:p text:style-name="P4"><text:span text:style-name="T1">menuId  : int</text:span></text:p>
            <text:p text:style-name="P4"><text:span text:style-name="T1"/></text:p>
            <text:p text:style-name="P4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5cm" svg:height="0.696cm" svg:x="21.9cm" svg:y="4.919cm">
            <text:p text:style-name="P6"><text:span text:style-name="T2">Men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9" draw:layer="layout" svg:width="1.197cm" svg:height="0.602cm" svg:x="24.17cm" svg:y="4.447cm">
          <draw:text-box>
            <text:p><text:span text:style-name="T3"><text:s/></text:span><text:span text:style-name="T3">* <text:s/></text:span></text:p>
          </draw:text-box>
        </draw:frame>
        <draw:frame draw:style-name="gr12" draw:text-style-name="P9" draw:layer="layout" svg:width="0.849cm" svg:height="0.602cm" svg:x="17.2cm" svg:y="6.798cm">
          <draw:text-box>
            <text:p><text:span text:style-name="T3">1 </text:span></text:p>
          </draw:text-box>
        </draw:frame>
        <draw:connector draw:style-name="gr11" draw:text-style-name="P8" draw:layer="layout" svg:x1="13.2cm" svg:y1="1.502cm" svg:x2="21.9cm" svg:y2="1.502cm" draw:start-shape="id3" draw:end-shape="id4" svg:d="M13200 1502h8700" svg:viewBox="0 0 8701 1">
          <text:p/>
        </draw:connector>
        <draw:connector draw:style-name="gr11" draw:text-style-name="P8" draw:layer="layout" svg:x1="13.2cm" svg:y1="6.398cm" svg:x2="14.8cm" svg:y2="6.108cm" draw:start-shape="id5" draw:end-shape="id1" svg:d="M13200 6398h800v-290h800" svg:viewBox="0 0 1601 291">
          <text:p/>
        </draw:connector>
        <draw:connector draw:style-name="gr11" draw:text-style-name="P8" draw:layer="layout" svg:x1="10.7cm" svg:y1="4.6cm" svg:x2="10.7cm" svg:y2="5.3cm" draw:start-shape="id6" draw:start-glue-point="2" draw:end-shape="id5" draw:end-glue-point="0" svg:d="M10700 4600v700" svg:viewBox="0 0 1 701">
          <text:p/>
        </draw:connector>
        <draw:connector draw:style-name="gr11" draw:text-style-name="P8" draw:layer="layout" svg:x1="8.2cm" svg:y1="3.452cm" svg:x2="4.3cm" svg:y2="5.3cm" draw:start-shape="id6" draw:start-glue-point="3" draw:end-shape="id7" draw:end-glue-point="0" svg:d="M8200 3452h-3900v1848" svg:viewBox="0 0 3901 1849">
          <text:p/>
        </draw:connector>
        <draw:connector draw:style-name="gr11" draw:text-style-name="P8" draw:layer="layout" svg:x1="8.2cm" svg:y1="6.398cm" svg:x2="6.8cm" svg:y2="6.398cm" draw:start-shape="id5" draw:start-glue-point="3" draw:end-shape="id7" draw:end-glue-point="1" svg:d="M8200 6398h-1400" svg:viewBox="0 0 1401 1">
          <text:p/>
        </draw:connector>
        <draw:connector draw:style-name="gr11" draw:text-style-name="P8" draw:layer="layout" svg:x1="10.7cm" svg:y1="2cm" svg:x2="10.7cm" svg:y2="2.304cm" draw:start-shape="id3" draw:start-glue-point="2" draw:end-shape="id6" draw:end-glue-point="0" svg:d="M10700 2000v304" svg:viewBox="0 0 1 305">
          <text:p/>
        </draw:connector>
        <draw:connector draw:style-name="gr11" draw:text-style-name="P8" draw:layer="layout" svg:x1="10.7cm" svg:y1="7.496cm" svg:x2="10.7cm" svg:y2="10.804cm" draw:start-shape="id5" draw:end-shape="id8" draw:end-glue-point="0" svg:d="M10700 7496v3308" svg:viewBox="0 0 1 3309">
          <text:p/>
        </draw:connector>
        <draw:connector draw:style-name="gr11" draw:text-style-name="P8" draw:layer="layout" svg:x1="13.2cm" svg:y1="11.902cm" svg:x2="24.4cm" svg:y2="7.315cm" draw:start-shape="id8" draw:start-glue-point="1" draw:end-shape="id9" draw:end-glue-point="2" svg:d="M13200 11902h11200v-4587" svg:viewBox="0 0 11201 4588">
          <text:p/>
        </draw:connector>
        <draw:connector draw:style-name="gr11" draw:text-style-name="P8" draw:layer="layout" svg:x1="19.8cm" svg:y1="6.108cm" svg:x2="21.9cm" svg:y2="6.117cm" draw:start-shape="id1" draw:start-glue-point="1" draw:end-shape="id9" draw:end-glue-point="3" svg:d="M19800 6108h1050v9h1050" svg:viewBox="0 0 2101 10">
          <text:p/>
        </draw:connector>
        <draw:connector draw:style-name="gr11" draw:text-style-name="P8" draw:layer="layout" svg:x1="19.802cm" svg:y1="9.202cm" svg:x2="21.9cm" svg:y2="6.117cm" draw:start-shape="id2" draw:start-glue-point="1" draw:end-shape="id9" draw:end-glue-point="3" svg:d="M19802 9202h1049v-3085h1049" svg:viewBox="0 0 2099 3086">
          <text:p/>
        </draw:connector>
        <draw:connector draw:style-name="gr11" draw:text-style-name="P8" draw:layer="layout" svg:x1="24.4cm" svg:y1="2.6cm" svg:x2="24.4cm" svg:y2="4.919cm" draw:start-shape="id4" draw:start-glue-point="2" draw:end-shape="id9" draw:end-glue-point="0" svg:d="M24400 2600v2319" svg:viewBox="0 0 1 2320">
          <text:p/>
        </draw:connector>
        <draw:frame draw:style-name="gr12" draw:text-style-name="P9" draw:layer="layout" svg:width="0.849cm" svg:height="0.602cm" svg:x="19.651cm" svg:y="5.615cm">
          <draw:text-box>
            <text:p><text:span text:style-name="T3">* </text:span></text:p>
          </draw:text-box>
        </draw:frame>
        <draw:frame draw:style-name="gr12" draw:text-style-name="P9" draw:layer="layout" svg:width="0.849cm" svg:height="0.602cm" svg:x="19.651cm" svg:y="8.7cm">
          <draw:text-box>
            <text:p><text:span text:style-name="T3">*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éer un men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sonaliser un men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user un men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mprimer un men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FiraCode Nerd Font" svg:font-family="'FiraCode Nerd Font'" style:font-pitch="variable"/>
    <style:font-face style:name="FiraCode Nerd Font Ret" svg:font-family="'FiraCode Nerd Font Ret'" style:font-pitch="fixed"/>
    <style:font-face style:name="FiraCode Nerd Font1" svg:font-family="'FiraCode Nerd Font'" style:font-pitch="fixed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3:35:58.891128963</meta:creation-date>
    <dc:date>2023-11-03T14:18:37.799170950</dc:date>
    <meta:editing-duration>PT5H59M53S</meta:editing-duration>
    <meta:editing-cycles>14</meta:editing-cycles>
    <meta:generator>LibreOffice/7.6.2.1$Linux_X86_64 LibreOffice_project/60$Build-1</meta:generator>
    <meta:document-statistic meta:object-count="86"/>
  </office:meta>
</office:document-meta>
</file>